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officeooo:rsid="0000e5b4" officeooo:paragraph-rsid="0000e5b4"/>
    </style:style>
    <style:style style:name="P2" style:family="paragraph" style:parent-style-name="Standard" style:list-style-name="L1">
      <style:text-properties style:use-window-font-color="true" loext:opacity="0%" officeooo:rsid="0000e5b4" officeooo:paragraph-rsid="0000e5b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s</text:p>
      <text:p text:style-name="P1"/>
      <text:list xml:id="list3570348083" text:style-name="L1">
        <text:list-item>
          <text:p text:style-name="P2">Objetivos de investigación: Señalan a lo que se aspira en la investigación y deben expresarse con claridad, pues son las guías del estudio.</text:p>
        </text:list-item>
        <text:list-item>
          <text:p text:style-name="P2">Los objetivos deben expresarse con claridad y ser específicos, medibles, apropiados y realistas.</text:p>
        </text:list-item>
        <text:list-item>
          <text:p text:style-name="P2">Al redactarlos, es habitual utilizar verbos y derivados del tipo: “describir”, “determinar”, “demostrar”, “examinar”, “especificar”, “indicar”, “analizar”, “estimar”, “comparar”, “valorar” y “relacionar” respecto de los conceptos o variables incluidas.</text:p>
        </text:list-item>
        <text:list-item>
          <text:p text:style-name="P2">Ejemplos:</text:p>
          <text:list>
            <text:list-item>
              <text:p text:style-name="P2">Analizar las principales consecuencias de la Segunda Guerra Mundial.</text:p>
            </text:list-item>
            <text:list-item>
              <text:p text:style-name="P2">Establecer cuáles son las especies animales en peligro de extinción en la actualidad.</text:p>
            </text:list-item>
            <text:list-item>
              <text:p text:style-name="P2">Detallar qué se entiende por desarrollo humano en los estudios realizados dentro del campo de la economía.</text:p>
            </text:list-item>
            <text:list-item>
              <text:p text:style-name="P2">Resumir las principales características del Romanticismo en Alemania.</text:p>
            </text:list-item>
            <text:list-item>
              <text:p text:style-name="P2">Seleccionar obras de distintos pintores que sean representativas del impresionismo.</text:p>
            </text:list-item>
            <text:list-item>
              <text:p text:style-name="P2">Registrar los cambios que se observan en las células modificadas a partir de un cultivo en laboratorio.</text:p>
            </text:list-item>
            <text:list-item>
              <text:p text:style-name="P2">Fraccionar la muestra tomada en partes que sean analizables con las herramientas disponibles.</text:p>
            </text:list-item>
            <text:list-item>
              <text:p text:style-name="P2">Categorizar a las especies existentes en el ecosistema marino investigado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6T18:11:06.653185098</dc:date>
    <meta:editing-duration>PT4M36S</meta:editing-duration>
    <meta:editing-cycles>1</meta:editing-cycles>
    <meta:document-statistic meta:table-count="0" meta:image-count="0" meta:object-count="0" meta:page-count="1" meta:paragraph-count="13" meta:word-count="176" meta:character-count="1198" meta:non-whitespace-character-count="1047"/>
    <meta:generator>LibreOffice/7.4.2.3$Linux_X86_64 LibreOffice_project/40$Build-3</meta:generator>
  </office:meta>
</office:document-meta>
</file>